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Arial" fo:font-size="18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Arial" fo:font-size="18.0pt"/>
    </style:style>
    <style:style style:name="P3" style:family="paragraph" style:parent-style-name="Standard">
      <style:paragraph-properties style:line-spacing="0.0139in"/>
      <style:text-properties style:font-name="Arial" fo:font-size="18.0pt"/>
    </style:style>
    <style:style style:name="P4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 Neue" fo:font-size="18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Arial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>https://github.com/Sravyatirumala/Blue-Green-Deployment</text:p>
      <text:p text:style-name="P1"/>
      <text:p text:style-name="P1">https://www.youtube.com/watch?v=tstBG7RC9as</text:p>
      <text:p text:style-name="P2">………………………………………………………………………………………………</text:p>
      <text:p text:style-name="P1"/>
      <text:p text:style-name="P1"/>
      <text:p text:style-name="P1">DB- Mysql</text:p>
      <text:p text:style-name="P1">Project description:</text:p>
      <text:p text:style-name="P1"/>
      <text:p text:style-name="P1">Front and backend — JAVA and HTML</text:p>
      <text:p text:style-name="P1"/>
      <text:p text:style-name="P1">Blue Deployment :</text:p>
      <text:p text:style-name="P1"/>
      <text:p text:style-name="P1">Mysql — SVC (cluster ip). </text:p>
      <text:p text:style-name="P1">We create App pod (v1 ) and it is connected to LB. <text:s/>(Blue)</text:p>
      <text:p text:style-name="P1"/>
      <text:p text:style-name="P1">(V2 )App pod. <text:s/>New source some and dev made changes….</text:p>
      <text:p text:style-name="P1"/>
      <text:p text:style-name="P1"/>
      <text:p text:style-name="P1">We are going to direct traffic from blue to green from v1 to v2 with zero down time.. as roll back is easy.</text:p>
      <text:p text:style-name="P1"/>
      <text:p text:style-name="P1">………………………………………………………………………………………………</text:p>
      <text:p text:style-name="P1"/>
      <text:p text:style-name="P1"/>
      <text:p text:style-name="P1">Create Nexus instance and install docker :</text:p>
      <text:p text:style-name="P1"/>
      <text:p text:style-name="P1">sudo apt install docker.io -y</text:p>
      <text:p text:style-name="P1">sudo usermod <text:s/>-aG docker ubuntu</text:p>
      <text:p text:style-name="P1">newgrp docker</text:p>
      <text:p text:style-name="P1"/>
      <text:p text:style-name="P1">docker run -d -p 8081:8081 sonatype/nexus3. <text:s text:c="2"/>(Nexus container)</text:p>
      <text:p text:style-name="P1"/>
      <text:p text:style-name="P1">To get nexus password:</text:p>
      <text:p text:style-name="P1"/>
      <text:p text:style-name="P1">Go to container :</text:p>
      <text:p text:style-name="P1"/>
      <text:p text:style-name="P1"><text:s/>docker exec -it 3386bd4967fd /bin/bash </text:p>
      <text:p text:style-name="P1"><text:s text:c="2"/>ls — cd <text:s/>/sonatype-work/nexus3/</text:p>
      <text:p text:style-name="P1"><text:s text:c="2"/>cat admin.password. <text:s/>: This will give password.</text:p>
      <text:p text:style-name="P1"/>
      <text:p text:style-name="P2"/>
      <text:p text:style-name="P2">………………………………………………………………………………………………</text:p>
      <text:p text:style-name="P1"/>
      <text:p text:style-name="P1">Now login to cluster check </text:p>
      <text:p text:style-name="P1"/>
      <text:p text:style-name="P1">Kubectl get nodes.</text:p>
      <text:p text:style-name="P1"/>
      <text:p text:style-name="P1">We need to create RBAC permissions to get to that particular to specific user or service account..</text:p>
      <text:p text:style-name="P1"/>
      <text:p text:style-name="P2">………………………………………………………………………………………………</text:p>
      <text:p text:style-name="P1"/>
      <text:p text:style-name="P1">Vi serviceaccount.yml </text:p>
      <text:p text:style-name="P1"/>
      <text:p text:style-name="P3">apiVersion: v1</text:p>
      <text:p text:style-name="P3">kind: ServiceAccount</text:p>
      <text:p text:style-name="P3">metadata:</text:p>
      <text:p text:style-name="P3"><text:s text:c="2"/>name: jenkins</text:p>
      <text:p text:style-name="P3"><text:s text:c="2"/>namespace: webapps</text:p>
      <text:p text:style-name="P3"/>
      <text:p text:style-name="P2">kubectl create ns web apps</text:p>
      <text:p text:style-name="P2"/>
      <text:p text:style-name="P2">………………………………………………………………………………………………</text:p>
      <text:p text:style-name="P2"/>
      <text:p text:style-name="P2">Create Role:</text:p>
      <text:p text:style-name="P2"/>
      <text:p text:style-name="P2">Vi Role.yml</text:p>
      <text:p text:style-name="P2"/>
      <text:p text:style-name="P3">apiVersion: rbac.authorization.k8s.io/v1</text:p>
      <text:p text:style-name="P3">kind: Role</text:p>
      <text:p text:style-name="P3">metadata:</text:p>
      <text:p text:style-name="P3"><text:s text:c="2"/>name: app-role</text:p>
      <text:p text:style-name="P3"><text:s text:c="2"/>namespace: webapps</text:p>
      <text:p text:style-name="P3">rules:</text:p>
      <text:p text:style-name="P3"><text:s text:c="2"/>- apiGroups:</text:p>
      <text:p text:style-name="P3"><text:s text:c="8"/>- ""</text:p>
      <text:p text:style-name="P3"><text:s text:c="8"/>- apps</text:p>
      <text:p text:style-name="P3"><text:s text:c="8"/>- autoscaling</text:p>
      <text:p text:style-name="P3"><text:s text:c="8"/>- batch</text:p>
      <text:p text:style-name="P3"><text:s text:c="8"/>- extensions</text:p>
      <text:p text:style-name="P3"><text:s text:c="8"/>- policy</text:p>
      <text:p text:style-name="P3"><text:s text:c="8"/>- rbac.authorization.k8s.io</text:p>
      <text:p text:style-name="P3"><text:s text:c="4"/>resources:</text:p>
      <text:p text:style-name="P3"><text:s text:c="6"/>- pods</text:p>
      <text:p text:style-name="P3"><text:s text:c="6"/>- secrets</text:p>
      <text:p text:style-name="P3"><text:s text:c="6"/>- componentstatuses</text:p>
      <text:p text:style-name="P3"><text:s text:c="6"/>- configmaps</text:p>
      <text:p text:style-name="P3"><text:s text:c="6"/>- daemonsets</text:p>
      <text:p text:style-name="P3"><text:s text:c="6"/>- deployments</text:p>
      <text:p text:style-name="P3"><text:s text:c="6"/>- events</text:p>
      <text:p text:style-name="P3"><text:s text:c="6"/>- endpoints</text:p>
      <text:p text:style-name="P3"><text:s text:c="6"/>- horizontalpodautoscalers</text:p>
      <text:p text:style-name="P3"><text:s text:c="6"/>- ingress</text:p>
      <text:p text:style-name="P3"><text:s text:c="6"/>- jobs</text:p>
      <text:p text:style-name="P3"><text:s text:c="6"/>- limitranges</text:p>
      <text:p text:style-name="P3"><text:s text:c="6"/>- namespaces</text:p>
      <text:p text:style-name="P3"><text:s text:c="6"/>- nodes</text:p>
      <text:p text:style-name="P3"><text:s text:c="6"/>- pods</text:p>
      <text:p text:style-name="P3"><text:s text:c="6"/>- persistentvolumes</text:p>
      <text:p text:style-name="P3"><text:s text:c="6"/>- persistentvolumeclaims</text:p>
      <text:p text:style-name="P3"><text:s text:c="6"/>- resourcequotas</text:p>
      <text:p text:style-name="P3"><text:s text:c="6"/>- replicasets</text:p>
      <text:p text:style-name="P3"><text:s text:c="6"/>- replicationcontrollers</text:p>
      <text:p text:style-name="P3"><text:s text:c="6"/>- serviceaccounts</text:p>
      <text:p text:style-name="P3"><text:s text:c="6"/>- services</text:p>
      <text:p text:style-name="P3"><text:s text:c="4"/>verbs: ["get", "list", "watch", "create", "update", "patch", "delete"]</text:p>
      <text:p text:style-name="P3"/>
      <text:p text:style-name="P2">………………………………………………………………………………………………</text:p>
      <text:p text:style-name="P3"/>
      <text:p text:style-name="P3">Create Role binding to service account <text:s/>:</text:p>
      <text:p text:style-name="P3"/>
      <text:p text:style-name="P3"><text:s/>Vi rolebind.yml</text:p>
      <text:p text:style-name="P3"/>
      <text:p text:style-name="P3">apiVersion: rbac.authorization.k8s.io/v1</text:p>
      <text:p text:style-name="P3">kind: RoleBinding</text:p>
      <text:p text:style-name="P3">metadata:</text:p>
      <text:p text:style-name="P3"><text:s text:c="2"/>name: app-rolebinding</text:p>
      <text:p text:style-name="P3"><text:s text:c="2"/>namespace: webapps </text:p>
      <text:p text:style-name="P3">roleRef:</text:p>
      <text:p text:style-name="P3"><text:s text:c="2"/>apiGroup: rbac.authorization.k8s.io</text:p>
      <text:p text:style-name="P3"><text:s text:c="2"/>kind: Role</text:p>
      <text:p text:style-name="P3"><text:s text:c="2"/>name: app-role </text:p>
      <text:p text:style-name="P3">subjects:</text:p>
      <text:p text:style-name="P3">- namespace: webapps </text:p>
      <text:p text:style-name="P3"><text:s text:c="2"/>kind: ServiceAccount</text:p>
      <text:p text:style-name="P3"><text:s text:c="2"/>name: jenkins </text:p>
      <text:p text:style-name="P3"/>
      <text:p text:style-name="P2">………………………………………………………………………………………………</text:p>
      <text:p text:style-name="P2"/>
      <text:p text:style-name="P2">Vi cluster role.yml</text:p>
      <text:p text:style-name="P2"/>
      <text:p text:style-name="P3">apiVersion: rbac.authorization.k8s.io/v1</text:p>
      <text:p text:style-name="P3">kind: ClusterRole</text:p>
      <text:p text:style-name="P3">metadata:</text:p>
      <text:p text:style-name="P3"><text:s text:c="2"/>name: jenkins-cluster-role</text:p>
      <text:p text:style-name="P3">rules:</text:p>
      <text:p text:style-name="P3">- apiGroups: [""]</text:p>
      <text:p text:style-name="P3"><text:s text:c="2"/>resources: ["persistentvolumes"]</text:p>
      <text:p text:style-name="P3"><text:s text:c="2"/>verbs: ["get", "list", "watch", "create", "update", "patch", "delete"]</text:p>
      <text:p text:style-name="P2"/>
      <text:p text:style-name="P2">………………………………………………………………………………………………</text:p>
      <text:p text:style-name="P2"/>
      <text:p text:style-name="P2">Vi cluster RoleBinding:</text:p>
      <text:p text:style-name="P2"/>
      <text:p text:style-name="P3">apiVersion: rbac.authorization.k8s.io/v1</text:p>
      <text:p text:style-name="P3">kind: ClusterRoleBinding</text:p>
      <text:p text:style-name="P3">metadata:</text:p>
      <text:p text:style-name="P3"><text:s text:c="2"/>name: jenkins-cluster-role-binding</text:p>
      <text:p text:style-name="P3">subjects:</text:p>
      <text:p text:style-name="P3">- kind: ServiceAccount</text:p>
      <text:p text:style-name="P3"><text:s text:c="2"/>name: jenkins</text:p>
      <text:p text:style-name="P3"><text:s text:c="2"/>namespace: webapps</text:p>
      <text:p text:style-name="P3">roleRef:</text:p>
      <text:p text:style-name="P3"><text:s text:c="2"/>kind: ClusterRole</text:p>
      <text:p text:style-name="P3"><text:s text:c="2"/>name: jenkins-cluster-role</text:p>
      <text:p text:style-name="P3"><text:s text:c="2"/>apiGroup: rbac.authorization.k8s.io</text:p>
      <text:p text:style-name="P3"/>
      <text:p text:style-name="P2">………………………………………………………………………………………………</text:p>
      <text:p text:style-name="P3"/>
      <text:p text:style-name="P3">Create Token for Service account. :</text:p>
      <text:p text:style-name="P3"/>
      <text:p text:style-name="P3">Create additional API tokens. We will get secret.yml file </text:p>
      <text:p text:style-name="P3"/>
      <text:p text:style-name="P3">https://kubernetes.io/docs/reference/access-authn-authz/service-accounts-admin/#:~:text=To%20create%20a%20non%2Dexpiring,with%20that%20generated%20token%20data</text:p>
      <text:p text:style-name="P3"/>
      <text:p text:style-name="P3"/>
      <text:p text:style-name="P3">vi secret.yml</text:p>
      <text:p text:style-name="P3"/>
      <text:p text:style-name="P3">apiVersion: v1</text:p>
      <text:p text:style-name="P3">kind: Secret</text:p>
      <text:p text:style-name="P3">type: kubernetes.io/service-account-token</text:p>
      <text:p text:style-name="P3">metadata:</text:p>
      <text:p text:style-name="P3"><text:s text:c="2"/>name: mysecretname</text:p>
      <text:p text:style-name="P3"><text:s text:c="2"/>annotations:</text:p>
      <text:p text:style-name="P3"><text:s text:c="4"/>kubernetes.io/service-account.name: jenkins</text:p>
      <text:p text:style-name="P3"/>
      <text:p text:style-name="P3">kubectl apply -f secret.yml -n webapps</text:p>
      <text:p text:style-name="P3"/>
      <text:p text:style-name="P3">kubectl describe secret -n webapps. <text:s/>( We will get the secret)</text:p>
      <text:p text:style-name="P3"/>
      <text:p text:style-name="P2">Paste this secret in Jenkins — Manage jenkins— credentials — global — k8-token (create secret text file and paste)</text:p>
      <text:p text:style-name="P2"/>
      <text:p text:style-name="P2"/>
      <text:p text:style-name="P2">Plugins : Config File provider <text:s/></text:p>
      <text:p text:style-name="P2"/>
      <text:p text:style-name="P2">………………………………………………………………………………………………</text:p>
      <text:p text:style-name="P2"/>
      <text:p text:style-name="P2">Manage jenkins—Managed <text:s/>files Add a new config <text:s/><text:span text:style-name="T1">Global Maven settings.xml : <text:s/>ID maven-settings</text:span></text:p>
      <text:p text:style-name="P2"/>
      <text:p text:style-name="P2">Scroll down and add this in </text:p>
      <text:p text:style-name="P2"/>
      <text:p text:style-name="P2"><text:s text:c="4"/>&lt;server&gt;</text:p>
      <text:p text:style-name="P2"><text:s text:c="6"/>&lt;id&gt;deploymentRepo&lt;/id&gt;</text:p>
      <text:p text:style-name="P2"><text:s text:c="6"/>&lt;username&gt;repouser&lt;/username&gt;</text:p>
      <text:p text:style-name="P2"><text:s text:c="6"/>&lt;password&gt;repopwd&lt;/password&gt;</text:p>
      <text:p text:style-name="P2"><text:s text:c="4"/>&lt;/server&gt;</text:p>
      <text:p text:style-name="P2"/>
      <text:p text:style-name="P2"/>
      <text:p text:style-name="P2">Replace this </text:p>
      <text:p text:style-name="P2"><text:s text:c="4"/>--&gt;</text:p>
      <text:p text:style-name="P2">&lt;server&gt;</text:p>
      <text:p text:style-name="P2"><text:s text:c="2"/>&lt;id&gt;maven-releases&lt;/id&gt;</text:p>
      <text:p text:style-name="P2"><text:s text:c="2"/>&lt;username&gt;admin&lt;/username&gt;</text:p>
      <text:p text:style-name="P2"><text:s text:c="2"/>&lt;password&gt;sravya&lt;/password&gt;</text:p>
      <text:p text:style-name="P2">&lt;/server&gt;</text:p>
      <text:p text:style-name="P2">&lt;server&gt;</text:p>
      <text:p text:style-name="P2"><text:s text:c="2"/>&lt;id&gt;maven-snapshots&lt;/id&gt;</text:p>
      <text:p text:style-name="P2"><text:s text:c="2"/>&lt;username&gt;admin&lt;/username&gt;</text:p>
      <text:p text:style-name="P2"><text:s text:c="2"/>&lt;password&gt;sravya&lt;/password&gt;</text:p>
      <text:p text:style-name="P2">&lt;/server&gt;</text:p>
      <text:p text:style-name="P2"/>
      <text:p text:style-name="P2"/>
      <text:p text:style-name="P2"/>
      <text:p text:style-name="P2">Pom.xml</text:p>
      <text:p text:style-name="P2">&lt;distributionManagement&gt;</text:p>
      <text:p text:style-name="P2"><text:s text:c="2"/>&lt;snapshotRepository&gt;</text:p>
      <text:p text:style-name="P2"><text:s text:c="4"/>&lt;id&gt;maven-snapshots&lt;/id&gt;</text:p>
      <text:p text:style-name="P2"><text:s text:c="4"/>&lt;url&gt;http://3.12.108.180:8081/repository/maven-snapshots/&lt;/url&gt;</text:p>
      <text:p text:style-name="P2"><text:s text:c="2"/>&lt;/snapshotRepository&gt;</text:p>
      <text:p text:style-name="P2"><text:s text:c="2"/>&lt;repository&gt;</text:p>
      <text:p text:style-name="P2"><text:s text:c="4"/>&lt;id&gt;maven-releases&lt;/id&gt;</text:p>
      <text:p text:style-name="P2"><text:s text:c="4"/>&lt;url&gt;http://3.12.108.180:8081/repository/maven-releases/&lt;/url&gt;</text:p>
      <text:p text:style-name="P2"><text:s text:c="2"/>&lt;/repository&gt;</text:p>
      <text:p text:style-name="P2">&lt;/distributionManagement&gt;</text:p>
      <text:p text:style-name="P2">………………………………………………………………………………………………</text:p>
      <text:p text:style-name="P2"/>
      <text:p text:style-name="P2">Go to Nexus — browse — Maven-releases — copy URL</text:p>
      <text:p text:style-name="P2"/>
      <text:p text:style-name="P2">Go to Repo : <text:s/>Pom.xml edit. Paste this under Distribution management .</text:p>
      <text:p text:style-name="P2"/>
      <text:p text:style-name="P2">For Maven-releases.</text:p>
      <text:p text:style-name="P2"/>
      <text:p text:style-name="P2">http://3.12.108.180:8081/repository/maven-releases/</text:p>
      <text:p text:style-name="P2"/>
      <text:p text:style-name="P2">For Maven-snapshots.</text:p>
      <text:p text:style-name="P2"/>
      <text:p text:style-name="P2"><text:span text:style-name="T1">http://3.12.108.180:8081/repository/maven-snapshots/</text:span></text:p>
      <text:p text:style-name="P2">………………………………………………………………………………………………</text:p>
      <text:p text:style-name="P2"/>
      <text:p text:style-name="P2">Create jenkins job:</text:p>
      <text:p text:style-name="P2"/>
      <text:p text:style-name="P2"/>
      <text:p text:style-name="P1">Pipeline :</text:p>
      <text:p text:style-name="P1"/>
      <text:p text:style-name="P1"/>
      <text:p text:style-name="P1">pipeline {</text:p>
      <text:p text:style-name="P1"><text:s text:c="4"/>agent any</text:p>
      <text:p text:style-name="P1"/>
      <text:p text:style-name="P1"><text:s text:c="4"/>tools {</text:p>
      <text:p text:style-name="P1"><text:s text:c="8"/>// Define Maven version configured in Jenkins</text:p>
      <text:p text:style-name="P1"><text:s text:c="8"/>maven 'Maven3'</text:p>
      <text:p text:style-name="P1"><text:s text:c="4"/>}</text:p>
      <text:p text:style-name="P1"/>
      <text:p text:style-name="P1"><text:s text:c="4"/>parameters {</text:p>
      <text:p text:style-name="P1"><text:s text:c="8"/>// Select Blue or Green environment to deploy</text:p>
      <text:p text:style-name="P1"><text:s text:c="8"/>choice(name: 'DEPLOY_ENV', choices: ['blue', 'green'], description: 'Choose which environment to deploy: Blue or Green')</text:p>
      <text:p text:style-name="P1"/>
      <text:p text:style-name="P1"><text:s text:c="8"/>// Select Docker image tag (usually matches environment)</text:p>
      <text:p text:style-name="P1"><text:s text:c="8"/>choice(name: 'DOCKER_TAG', choices: ['blue', 'green'], description: 'Choose the Docker image tag for the deployment')</text:p>
      <text:p text:style-name="P1"/>
      <text:p text:style-name="P1"><text:s text:c="8"/>// Enable this to switch live traffic to the selected environment</text:p>
      <text:p text:style-name="P1"><text:s text:c="8"/>booleanParam(name: 'SWITCH_TRAFFIC', defaultValue: false, description: 'Switch traffic between Blue and Green')</text:p>
      <text:p text:style-name="P1"><text:s text:c="4"/>}</text:p>
      <text:p text:style-name="P1"/>
      <text:p text:style-name="P1"><text:s text:c="4"/>environment {</text:p>
      <text:p text:style-name="P1"><text:s text:c="8"/>// Docker image details</text:p>
      <text:p text:style-name="P1"><text:s text:c="8"/>IMAGE_NAME = "sravyatirumala/bankapp"</text:p>
      <text:p text:style-name="P1"><text:s text:c="8"/>TAG = "${params.DOCKER_TAG}"</text:p>
      <text:p text:style-name="P1"><text:s text:c="8"/></text:p>
      <text:p text:style-name="P1"><text:s text:c="8"/>// Kubernetes namespace</text:p>
      <text:p text:style-name="P1"><text:s text:c="8"/>KUBE_NAMESPACE = 'webapps'</text:p>
      <text:p text:style-name="P1"><text:s text:c="8"/></text:p>
      <text:p text:style-name="P1"><text:s text:c="8"/>// Sonar Scanner path from Jenkins tools</text:p>
      <text:p text:style-name="P1"><text:s text:c="8"/>SCANNER_HOME = tool 'sonar-scanner'</text:p>
      <text:p text:style-name="P1"><text:s text:c="4"/>}</text:p>
      <text:p text:style-name="P1"/>
      <text:p text:style-name="P1"><text:s text:c="4"/>stages {</text:p>
      <text:p text:style-name="P1"/>
      <text:p text:style-name="P1"><text:s text:c="8"/>stage('Git Checkout') {</text:p>
      <text:p text:style-name="P1"><text:s text:c="12"/>steps {</text:p>
      <text:p text:style-name="P1"><text:s text:c="16"/>// Checkout application source code</text:p>
      <text:p text:style-name="P1"><text:s text:c="16"/>git branch: 'main', url: 'https://github.com/Sravyatirumala/Blue-Green-Deployment.git'</text:p>
      <text:p text:style-name="P1"><text:s text:c="12"/>}</text:p>
      <text:p text:style-name="P1"><text:s text:c="8"/>}</text:p>
      <text:p text:style-name="P1"/>
      <text:p text:style-name="P1"><text:s text:c="8"/>stage('Mvn compile') {</text:p>
      <text:p text:style-name="P1"><text:s text:c="12"/>steps {</text:p>
      <text:p text:style-name="P1"><text:s text:c="16"/>// Compile Java code</text:p>
      <text:p text:style-name="P1"><text:s text:c="16"/>sh 'mvn compile'</text:p>
      <text:p text:style-name="P1"><text:s text:c="12"/>}</text:p>
      <text:p text:style-name="P1"><text:s text:c="8"/>}</text:p>
      <text:p text:style-name="P1"/>
      <text:p text:style-name="P1"><text:s text:c="8"/>stage('Mvn test') {</text:p>
      <text:p text:style-name="P1"><text:s text:c="12"/>steps {</text:p>
      <text:p text:style-name="P1"><text:s text:c="16"/>// Run unit tests (skipped in this case)</text:p>
      <text:p text:style-name="P1"><text:s text:c="16"/>sh 'mvn test -DskipTests=true'</text:p>
      <text:p text:style-name="P1"><text:s text:c="12"/>}</text:p>
      <text:p text:style-name="P1"><text:s text:c="8"/>}</text:p>
      <text:p text:style-name="P1"/>
      <text:p text:style-name="P1"><text:s text:c="8"/>stage('Quality gate check') {</text:p>
      <text:p text:style-name="P1"><text:s text:c="12"/>steps {</text:p>
      <text:p text:style-name="P1"><text:s text:c="16"/>// Package the app (e.g., JAR/WAR) without running tests</text:p>
      <text:p text:style-name="P1"><text:s text:c="16"/>sh 'mvn package -DskipTests=true'</text:p>
      <text:p text:style-name="P1"><text:s text:c="12"/>}</text:p>
      <text:p text:style-name="P1"><text:s text:c="8"/>}</text:p>
      <text:p text:style-name="P1"/>
      <text:p text:style-name="P1"><text:s text:c="8"/>stage('Publish Artefact to Nexus') { <text:s text:c="17"/></text:p>
      <text:p text:style-name="P1"><text:s text:c="12"/>steps {</text:p>
      <text:p text:style-name="P4"><text:span text:style-name="T2"><text:s text:c="16"/>// Deploy the built artifact to Nexus repository <text:s/></text:span>//withmaven:Provide maven env syntax. — select jdk,mvn and <text:s/>my global settings </text:p>
      <text:p text:style-name="P1"><text:s text:c="16"/>withMaven(globalMavenSettingsConfig: 'maven-settings', jdk: 'jdk20', maven: 'Maven3', traceability: true) {</text:p>
      <text:p text:style-name="P1"><text:s text:c="20"/>sh 'mvn deploy -DskipTests=true'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SonarQube Analysis') { <text:s text:c="19"/></text:p>
      <text:p text:style-name="P1"><text:s text:c="12"/>steps {</text:p>
      <text:p text:style-name="P1"><text:s text:c="16"/>// Run static code analysis using SonarQube. //We can search from pipeline syntax withsonarqubeenv</text:p>
      <text:p text:style-name="P1"><text:s text:c="16"/>withSonarQubeEnv('sonar-server') {</text:p>
      <text:p text:style-name="P1"><text:s text:c="20"/>sh "${SCANNER_HOME}/bin/sonar-scanner -Dsonar.projectKey=Multitier -Dsonar.projectName=Multitier -Dsonar.java.binaries=target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Trivy FS Scan') {</text:p>
      <text:p text:style-name="P1"><text:s text:c="12"/>steps {</text:p>
      <text:p text:style-name="P1"><text:s text:c="16"/>// Run a filesystem vulnerability scan and output to HTML ,I want it in excel formal and we can scan in root</text:p>
      <text:p text:style-name="P1"><text:s text:c="16"/>sh 'trivy fs --format table -o fs.html .' <text:s text:c="13"/></text:p>
      <text:p text:style-name="P1"><text:s text:c="12"/>}</text:p>
      <text:p text:style-name="P1"><text:s text:c="8"/>}</text:p>
      <text:p text:style-name="P1"/>
      <text:p text:style-name="P1"><text:s text:c="8"/>stage('Docker build') {</text:p>
      <text:p text:style-name="P1"><text:s text:c="12"/>steps {</text:p>
      <text:p text:style-name="P1"><text:s text:c="16"/>// Build Docker image and tag it //with docker registry syntax</text:p>
      <text:p text:style-name="P1"><text:s text:c="16"/>script {</text:p>
      <text:p text:style-name="P1"><text:s text:c="20"/>withDockerRegistry(credentialsId: 'Docker-creds') {</text:p>
      <text:p text:style-name="P1"><text:s text:c="24"/>sh "docker build -t ${IMAGE_NAME}:${TAG} .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Trivy Image Scan') {</text:p>
      <text:p text:style-name="P1"><text:s text:c="12"/>steps {</text:p>
      <text:p text:style-name="P1"><text:s text:c="16"/>// Scan Docker image for vulnerabilities and output to HTML</text:p>
      <text:p text:style-name="P1"><text:s text:c="16"/>sh "trivy image --format table -o image.html ${IMAGE_NAME}:${TAG}"</text:p>
      <text:p text:style-name="P1"><text:s text:c="12"/>}</text:p>
      <text:p text:style-name="P1"><text:s text:c="8"/>}</text:p>
      <text:p text:style-name="P1"/>
      <text:p text:style-name="P1"><text:s text:c="8"/>stage('Docker Push Image') {</text:p>
      <text:p text:style-name="P1"><text:s text:c="12"/>steps {</text:p>
      <text:p text:style-name="P1"><text:s text:c="16"/>// Push Docker image to DockerHub or ECR</text:p>
      <text:p text:style-name="P1"><text:s text:c="16"/>script {</text:p>
      <text:p text:style-name="P1"><text:s text:c="20"/>withDockerRegistry(credentialsId: 'Docker-creds') {</text:p>
      <text:p text:style-name="P1"><text:s text:c="24"/>sh "docker push ${IMAGE_NAME}:${TAG}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eploy MySQL Deployment and Service') {</text:p>
      <text:p text:style-name="P1"><text:s text:c="12"/>steps {</text:p>
      <text:p text:style-name="P1"><text:s text:c="16"/>// Deploy MySQL resources to Kubernetes</text:p>
      <text:p text:style-name="P1"><text:s text:c="16"/>script {</text:p>
      <text:p text:style-name="P1"><text:s text:c="20"/>withKubeConfig(</text:p>
      <text:p text:style-name="P1"><text:s text:c="24"/>clusterName: 'my-eks-cluster',</text:p>
      <text:p text:style-name="P1"><text:s text:c="24"/>credentialsId: 'k8-token',</text:p>
      <text:p text:style-name="P1"><text:s text:c="24"/>namespace: 'webapps',</text:p>
      <text:p text:style-name="P1"><text:s text:c="24"/>serverUrl: 'https://300766E26D08BDD54B54F7A759316880.gr7.us-east-2.eks.amazonaws.com'</text:p>
      <text:p text:style-name="P1"><text:s text:c="20"/>) {</text:p>
      <text:p text:style-name="P1"><text:s text:c="24"/>sh "kubectl apply -f mysql-ds.yml -n ${KUBE_NAMESPACE}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eploy SVC-APP') {</text:p>
      <text:p text:style-name="P1"><text:s text:c="12"/>steps {</text:p>
      <text:p text:style-name="P1"><text:s text:c="16"/>// Create service only if it doesn't exist</text:p>
      <text:p text:style-name="P1"><text:s text:c="16"/>script {</text:p>
      <text:p text:style-name="P1"><text:s text:c="20"/>withKubeConfig(</text:p>
      <text:p text:style-name="P1"><text:s text:c="24"/>clusterName: 'my-eks-cluster',</text:p>
      <text:p text:style-name="P1"><text:s text:c="24"/>credentialsId: 'k8-token',</text:p>
      <text:p text:style-name="P1"><text:s text:c="24"/>namespace: 'webapps',</text:p>
      <text:p text:style-name="P1"><text:s text:c="24"/>serverUrl: 'https://300766E26D08BDD54B54F7A759316880.gr7.us-east-2.eks.amazonaws.com'</text:p>
      <text:p text:style-name="P1"><text:s text:c="20"/>) {</text:p>
      <text:p text:style-name="P1"><text:s text:c="24"/>sh """</text:p>
      <text:p text:style-name="P1"><text:s text:c="28"/>if ! kubectl get svc bankapp-service -n ${KUBE_NAMESPACE}; then</text:p>
      <text:p text:style-name="P1"><text:s text:c="32"/>kubectl apply -f bankapp-service.yml -n ${KUBE_NAMESPACE}</text:p>
      <text:p text:style-name="P1"><text:s text:c="28"/>fi</text:p>
      <text:p text:style-name="P1"><text:s text:c="24"/>""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Deploy to Kubernetes') {</text:p>
      <text:p text:style-name="P1"><text:s text:c="12"/>steps {</text:p>
      <text:p text:style-name="P1"><text:s text:c="16"/>// Deploy selected environment (blue or green)</text:p>
      <text:p text:style-name="P1"><text:s text:c="16"/>script {</text:p>
      <text:p text:style-name="P1"><text:s text:c="20"/>def deploymentFile = (params.DEPLOY_ENV == 'blue') ? 'app-deployment-blue.yml' : 'app-deployment-green.yml'</text:p>
      <text:p text:style-name="P1"/>
      <text:p text:style-name="P1"><text:s text:c="20"/>withKubeConfig(</text:p>
      <text:p text:style-name="P1"><text:s text:c="24"/>clusterName: 'my-eks-cluster',</text:p>
      <text:p text:style-name="P1"><text:s text:c="24"/>credentialsId: 'k8-token',</text:p>
      <text:p text:style-name="P1"><text:s text:c="24"/>namespace: 'webapps',</text:p>
      <text:p text:style-name="P1"><text:s text:c="24"/>serverUrl: 'https://300766E26D08BDD54B54F7A759316880.gr7.us-east-2.eks.amazonaws.com'</text:p>
      <text:p text:style-name="P1"><text:s text:c="20"/>) {</text:p>
      <text:p text:style-name="P1"><text:s text:c="24"/>sh "kubectl apply -f ${deploymentFile} -n ${KUBE_NAMESPACE}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Switch Traffic Between Blue &amp; Green Environment') {</text:p>
      <text:p text:style-name="P1"><text:s text:c="12"/>when {</text:p>
      <text:p text:style-name="P1"><text:s text:c="16"/>// Only run if SWITCH_TRAFFIC is true</text:p>
      <text:p text:style-name="P1"><text:s text:c="16"/>expression { return params.SWITCH_TRAFFIC }</text:p>
      <text:p text:style-name="P1"><text:s text:c="12"/>}</text:p>
      <text:p text:style-name="P1"><text:s text:c="12"/>steps {</text:p>
      <text:p text:style-name="P1"><text:s text:c="16"/>// Update service selector to point to selected environment</text:p>
      <text:p text:style-name="P1"><text:s text:c="16"/>script {</text:p>
      <text:p text:style-name="P1"><text:s text:c="20"/>def newEnv = params.DEPLOY_ENV</text:p>
      <text:p text:style-name="P1"/>
      <text:p text:style-name="P1"><text:s text:c="20"/>withKubeConfig(</text:p>
      <text:p text:style-name="P1"><text:s text:c="24"/>clusterName: 'my-eks-cluster',</text:p>
      <text:p text:style-name="P1"><text:s text:c="24"/>credentialsId: 'k8-token',</text:p>
      <text:p text:style-name="P1"><text:s text:c="24"/>namespace: 'webapps',</text:p>
      <text:p text:style-name="P1"><text:s text:c="24"/>serverUrl: 'https://300766E26D08BDD54B54F7A759316880.gr7.us-east-2.eks.amazonaws.com'</text:p>
      <text:p text:style-name="P1"><text:s text:c="20"/>) {</text:p>
      <text:p text:style-name="P1"><text:s text:c="24"/>sh """</text:p>
      <text:p text:style-name="P1"><text:s text:c="28"/>//kubectl patch command switch svc from blue to green</text:p>
      <text:p text:style-name="P1"><text:s text:c="28"/>kubectl patch service bankapp-service -p '{ "spec": { "selector": { "app": "bankapp", "version": "${newEnv}" } } }' -n ${KUBE_NAMESPACE}</text:p>
      <text:p text:style-name="P1"><text:s text:c="24"/>"""</text:p>
      <text:p text:style-name="P1"><text:s text:c="20"/>}</text:p>
      <text:p text:style-name="P1"/>
      <text:p text:style-name="P1"><text:s text:c="20"/>echo "Traffic has been switched to the ${newEnv} environment.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Verify Deployment') {</text:p>
      <text:p text:style-name="P1"><text:s text:c="12"/>steps {</text:p>
      <text:p text:style-name="P1"><text:s text:c="16"/>// Show pods and service details of selected environment</text:p>
      <text:p text:style-name="P1"><text:s text:c="16"/>script {</text:p>
      <text:p text:style-name="P1"><text:s text:c="20"/>def verifyEnv = params.DEPLOY_ENV</text:p>
      <text:p text:style-name="P1"/>
      <text:p text:style-name="P1"><text:s text:c="20"/>withKubeConfig(</text:p>
      <text:p text:style-name="P1"><text:s text:c="24"/>clusterName: 'my-eks-cluster',</text:p>
      <text:p text:style-name="P1"><text:s text:c="24"/>credentialsId: 'k8-token',</text:p>
      <text:p text:style-name="P1"><text:s text:c="24"/>namespace: 'webapps',</text:p>
      <text:p text:style-name="P1"><text:s text:c="24"/>serverUrl: 'https://300766E26D08BDD54B54F7A759316880.gr7.us-east-2.eks.amazonaws.com'</text:p>
      <text:p text:style-name="P1"><text:s text:c="20"/>) {</text:p>
      <text:p text:style-name="P1"><text:s text:c="24"/>sh """</text:p>
      <text:p text:style-name="P1"><text:s text:c="28"/>kubectl get pods -l version=${verifyEnv} -n ${KUBE_NAMESPACE}</text:p>
      <text:p text:style-name="P1"><text:s text:c="28"/>kubectl get svc bankapp-service -n ${KUBE_NAMESPACE}</text:p>
      <text:p text:style-name="P1"><text:s text:c="24"/>""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>We will get Url from cluster URl.</text:p>
      <text:p text:style-name="P1"/>
      <text:p text:style-name="P1">kubectl get all -n webapps</text:p>
      <text:p text:style-name="P1"/>
      <text:p text:style-name="P1">kubectl get pods -n webapps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